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path draw:style-name="gr3" draw:text-style-name="P1" draw:layer="layout" svg:width="14.885cm" svg:height="20.811cm" draw:transform="skewX (0.0933751149816966) rotate (1.21282929721086) translate (1.387cm 14.334cm)" svg:viewBox="0 0 14886 20812" svg:d="M0 0l10335 1c10335 1-163 20811-163 20811">
          <text:p/>
        </draw:path>
        <draw:line draw:style-name="gr4" draw:text-style-name="P1" draw:layer="layout" svg:x1="3.035cm" svg:y1="15.357cm" svg:x2="3.007cm" svg:y2="10.093cm">
          <text:p/>
        </draw:line>
        <draw:line draw:style-name="gr4" draw:text-style-name="P1" draw:layer="layout" svg:x1="11.806cm" svg:y1="15.392cm" svg:x2="11.806cm" svg:y2="2.877cm">
          <text:p/>
        </draw:line>
        <draw:line draw:style-name="gr4" draw:text-style-name="P1" draw:layer="layout" svg:x1="9.006cm" svg:y1="15.393cm" svg:x2="8.99cm" svg:y2="1.978cm">
          <text:p/>
        </draw:line>
        <draw:line draw:style-name="gr4" draw:text-style-name="P1" draw:layer="layout" svg:x1="6.206cm" svg:y1="15.394cm" svg:x2="6.19cm" svg:y2="2.775cm">
          <text:p/>
        </draw:line>
        <draw:custom-shape draw:style-name="gr5" draw:text-style-name="P1" draw:layer="layout" svg:width="0.642cm" svg:height="0.642cm" svg:x="8.672cm" svg:y="1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out" svg:width="0.642cm" svg:height="0.642cm" svg:x="5.873cm" svg:y="2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08T20:01:59.933494103</dc:date>
    <dc:creator>elucterio </dc:creator>
    <meta:editing-duration>PT16M57S</meta:editing-duration>
    <meta:editing-cycles>10</meta:editing-cycles>
    <meta:generator>LibreOffice/4.2.8.2$Linux_X86_64 LibreOffice_project/420m0$Build-2</meta:generator>
    <meta:document-statistic meta:object-count="12"/>
  </office:meta>
</office:document-meta>
</file>